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0071" officeooo:paragraph-rsid="001d0071"/>
    </style:style>
    <style:style style:name="P2" style:family="paragraph" style:parent-style-name="Standard">
      <style:text-properties officeooo:rsid="001e5b7b" officeooo:paragraph-rsid="001e5b7b"/>
    </style:style>
    <style:style style:name="P3" style:family="paragraph" style:parent-style-name="Standard">
      <style:text-properties officeooo:rsid="001fd0c5" officeooo:paragraph-rsid="001fd0c5"/>
    </style:style>
    <style:style style:name="P4" style:family="paragraph" style:parent-style-name="Standard">
      <style:text-properties officeooo:rsid="001fd0c5" officeooo:paragraph-rsid="00255567"/>
    </style:style>
    <style:style style:name="P5" style:family="paragraph" style:parent-style-name="Preformatted_20_Text">
      <style:text-properties officeooo:rsid="001fd0c5" officeooo:paragraph-rsid="002555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e ubuntu version:</text:p>
      <text:p text:style-name="P1"/>
      <text:p text:style-name="P1">lsb_release -a</text:p>
      <text:p text:style-name="P1">hostnamectl</text:p>
      <text:p text:style-name="P1"/>
      <text:p text:style-name="P2">nvidia driver:</text:p>
      <text:p text:style-name="P2">modinfo nvidia</text:p>
      <text:p text:style-name="P2"/>
      <text:p text:style-name="P2">Driver: <text:s text:c="2"/>Not Selected</text:p>
      <text:p text:style-name="P2">Toolkit: <text:s/>Installed in /usr/local/cuda-12.1/</text:p>
      <text:p text:style-name="P2"/>
      <text:p text:style-name="P2">Please make sure that</text:p>
      <text:p text:style-name="P2"><text:s/>- <text:s text:c="2"/>PATH includes /usr/local/cuda-12.1/bin</text:p>
      <text:p text:style-name="P2"><text:s/>- <text:s text:c="2"/>LD_LIBRARY_PATH includes /usr/local/cuda-12.1/lib64, or, add /usr/local/cuda-12.1/lib64 to /etc/ld.so.conf and run ldconfig as root</text:p>
      <text:p text:style-name="P2"/>
      <text:p text:style-name="P2">To uninstall the CUDA Toolkit, run cuda-uninstaller in /usr/local/cuda-12.1/bin</text:p>
      <text:p text:style-name="P2">***WARNING: Incomplete installation! This installation did not install the CUDA Driver. A driver of version at least 530.00 is required for CUDA 12.1 functionality to work.</text:p>
      <text:p text:style-name="P2">To install the driver using this installer, run the following command, replacing &lt;CudaInstaller&gt; with the name of this run file:</text:p>
      <text:p text:style-name="P2"><text:s text:c="4"/>sudo &lt;CudaInstaller&gt;.run --silent –driver</text:p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-------------------</text:p>
      <text:p text:style-name="P2"/>
      <text:p text:style-name="P3">1. <text:a xlink:type="simple" xlink:href="https://www.cherryservers.com/blog/install-cuda-ubuntu" text:style-name="Internet_20_link" text:visited-style-name="Visited_20_Internet_20_Link">https://www.cherryservers.com/blog/install-cuda-ubuntu</text:a></text:p>
      <text:p text:style-name="P3">2.<text:a xlink:type="simple" xlink:href="https://pytorch.org/get-started/locally/" text:style-name="Internet_20_link" text:visited-style-name="Visited_20_Internet_20_Link">https://pytorch.org/get-started/locally/</text:a></text:p>
      <text:p text:style-name="P3"/>
      <text:p text:style-name="P3">srikanth@srikanth-Precision-5820-Tower:~$ sudo dpkg -i cudnn-local-repo-ubuntu2204-8.9.7.29_1.0-1_amd64.deb</text:p>
      <text:p text:style-name="P3">Selecting previously unselected package cudnn-local-repo-ubuntu2204-8.9.7.29.</text:p>
      <text:p text:style-name="P3">(Reading database ... 212064 files and directories currently installed.)</text:p>
      <text:p text:style-name="P3">Preparing to unpack cudnn-local-repo-ubuntu2204-8.9.7.29_1.0-1_amd64.deb ...</text:p>
      <text:p text:style-name="P3">Unpacking cudnn-local-repo-ubuntu2204-8.9.7.29 (1.0-1) ...</text:p>
      <text:p text:style-name="P3">Setting up cudnn-local-repo-ubuntu2204-8.9.7.29 (1.0-1) ...</text:p>
      <text:p text:style-name="P3"/>
      <text:p text:style-name="P3">The public cudnn-local-repo-ubuntu2204-8.9.7.29 GPG key does not appear to be installed.</text:p>
      <text:p text:style-name="P3">To install the key, run this command:</text:p>
      <text:p text:style-name="P3">sudo cp /var/cudnn-local-repo-ubuntu2204-8.9.7.29/cudnn-local-8AE81B24-keyring.gpg /usr/share/keyrings/</text:p>
      <text:p text:style-name="P3"/>
      <text:p text:style-name="P3">srikanth@srikanth-Precision-5820-Tower:~$ ^C</text:p>
      <text:p text:style-name="P3">srikanth@srikanth-Precision-5820-Tower:~$ sudo cp /var/cudnn-local-repo-ubuntu2204-8.9.7.29/cudnn-local-8AE81B24-keyring.gpg /usr/share/keyrings/</text:p>
      <text:p text:style-name="P3">srikanth@srikanth-Precision-5820-Tower:~$ sudo cp /var/cudnn-local-repo-ubuntu2204-8.9.7.29/cudnn-local-8AE81B24-keyring.gpg /usr/share/keyrings/</text:p>
      <text:p text:style-name="P3">srikanth@srikanth-Precision-5820-Tower:~$ sudo apt-get update</text:p>
      <text:p text:style-name="P3"><text:soft-page-break/></text:p>
      <text:p text:style-name="P3">srikanth@srikanth-Precision-5820-Tower:~$ sudo apt-get install libcudnn8=8.9.7.29-1+cuda11.8</text:p>
      <text:p text:style-name="P3">Reading package lists... Done</text:p>
      <text:p text:style-name="P3">Building dependency tree... Done</text:p>
      <text:p text:style-name="P3">Reading state information... Done</text:p>
      <text:p text:style-name="P3">The following packages were automatically installed and are no longer required:</text:p>
      <text:p text:style-name="P3"><text:s text:c="2"/>gds-tools-11-8 libegl-mesa0:i386 libegl1:i386 libgbm1:i386 libgles2:i386</text:p>
      <text:p text:style-name="P3"><text:s text:c="2"/>libopengl0:i386 libtinfo5 libwayland-client0:i386 libwayland-server0:i386</text:p>
      <text:p text:style-name="P3"><text:s text:c="2"/>libxcb-xinerama0 libxcb-xinput0</text:p>
      <text:p text:style-name="P3">Use 'sudo apt autoremove' to remove them.</text:p>
      <text:p text:style-name="P3">The following NEW packages will be installed:</text:p>
      <text:p text:style-name="P3"><text:s text:c="2"/>libcudnn8</text:p>
      <text:p text:style-name="P3">0 upgraded, 1 newly installed, 0 to remove and 2 not upgraded.</text:p>
      <text:p text:style-name="P3">Need to get 0 B/441 MB of archives.</text:p>
      <text:p text:style-name="P3">After this operation, 1,092 MB of additional disk space will be used.</text:p>
      <text:p text:style-name="P3">Get:1 file:/var/cudnn-local-repo-ubuntu2204-8.9.7.29 <text:s/>libcudnn8 8.9.7.29-1+cuda11.8 [441 MB]</text:p>
      <text:p text:style-name="P3">Selecting previously unselected package libcudnn8.</text:p>
      <text:p text:style-name="P3">(Reading database ... 212080 files and directories currently installed.)</text:p>
      <text:p text:style-name="P3">Preparing to unpack .../libcudnn8_8.9.7.29-1+cuda11.8_amd64.deb ...</text:p>
      <text:p text:style-name="P3">Unpacking libcudnn8 (8.9.7.29-1+cuda11.8) ...</text:p>
      <text:p text:style-name="P3">Setting up libcudnn8 (8.9.7.29-1+cuda11.8) ...</text:p>
      <text:p text:style-name="P3">srikanth@srikanth-Precision-5820-Tower:~$ sudo apt-get install python3-venv</text:p>
      <text:p text:style-name="P3">python3 -m venv graspenv</text:p>
      <text:p text:style-name="P3">source graspenv/bin/activate</text:p>
      <text:p text:style-name="P3"/>
      <text:p text:style-name="P3"/>
      <text:p text:style-name="P3">Setting up python3-venv (3.10.6-1~22.04) ...</text:p>
      <text:p text:style-name="P3">(graspenv) srikanth@srikanth-Precision-5820-Tower:~$ pip install tensorflow==2.12</text:p>
      <text:p text:style-name="P3">Collecting tensorflow==2.12</text:p>
      <text:p text:style-name="P3"/>
      <text:p text:style-name="P3">(graspenv) srikanth@srikanth-Precision-5820-Tower:~$ import tensorflow as tf</text:p>
      <text:p text:style-name="P3"/>
      <text:p text:style-name="P3"># Check TensorFlow version</text:p>
      <text:p text:style-name="P3">print(f"TensorFlow version: {tf.__version__}")</text:p>
      <text:p text:style-name="P3"/>
      <text:p text:style-name="P3"># Check GPU availability</text:p>
      <text:p text:style-name="P3">gpus = tf.config.list_physical_devices('GPU')</text:p>
      <text:p text:style-name="P3">if gpus:</text:p>
      <text:p text:style-name="P3"><text:s text:c="4"/>try:</text:p>
      <text:p text:style-name="P3"><text:s text:c="8"/>for gpu in gpus:</text:p>
      <text:p text:style-name="P3"><text:s text:c="12"/>tf.config.experimental.set_memory_growth(gpu, True)</text:p>
      <text:p text:style-name="P3"><text:s text:c="8"/>logical_gpus = tf.config.experimental.list_logical_devices('GPU')</text:p>
      <text:p text:style-name="P3"><text:s text:c="8"/>print(len(gpus), "Physical GPUs,", len(logical_gpus), "Logical GPUs")</text:p>
      <text:p text:style-name="P3"><text:s text:c="4"/>except RuntimeError as e:</text:p>
      <text:p text:style-name="P3"><text:s text:c="8"/>print(e)</text:p>
      <text:p text:style-name="P3">else:</text:p>
      <text:p text:style-name="P3"><text:s text:c="4"/>print("No GPUs detected.")</text:p>
      <text:p text:style-name="P3"/>
      <text:p text:style-name="P3"># Run a simple TensorFlow operation</text:p>
      <text:p text:style-name="P3">mnist = tf.keras.datasets.mnist</text:p>
      <text:p text:style-name="P3">(x_train, y_train), (x</text:p>
      <text:p text:style-name="P3">Command 'import' not found, but can be installed with:</text:p>
      <text:p text:style-name="P3"><text:soft-page-break/>sudo apt install graphicsmagick-imagemagick-compat <text:s/># version 1.4+really1.3.38-1ubuntu0.1, or</text:p>
      <text:p text:style-name="P3">sudo apt install imagemagick-6.q16 <text:s text:c="17"/># version 8:6.9.11.60+dfsg-1.3ubuntu0.22.04.3</text:p>
      <text:p text:style-name="P3">sudo apt install imagemagick-6.q16hdri <text:s text:c="13"/># version 8:6.9.11.60+dfsg-1.3ubuntu0.22.04.3</text:p>
      <text:p text:style-name="P3">bash: syntax error near unexpected token `f"TensorFlow version: {tf.__version__}"'</text:p>
      <text:p text:style-name="P3">bash: syntax error near unexpected token `('</text:p>
      <text:p text:style-name="P3">bash: syntax error near unexpected token `tf.config.experimental.set_memory_growth'</text:p>
      <text:p text:style-name="P3">bash: syntax error near unexpected token `('</text:p>
      <text:p text:style-name="P3">bash: syntax error near unexpected token `len'</text:p>
      <text:p text:style-name="P3">except: command not found</text:p>
      <text:p text:style-name="P3">bash: syntax error near unexpected token `e'</text:p>
      <text:p text:style-name="P3">else:: command not found</text:p>
      <text:p text:style-name="P3">bash: syntax error near unexpected token `"No GPUs detected."'</text:p>
      <text:p text:style-name="P3">Command 'mnist' not found, did you mean:</text:p>
      <text:p text:style-name="P3"><text:s text:c="2"/>command 'mist' from snap mist (master)</text:p>
      <text:p text:style-name="P3"><text:s text:c="2"/>command 'mlist' from deb mblaze (1.1-1)</text:p>
      <text:p text:style-name="P3">See 'snap info &lt;snapname&gt;' for additional versions.</text:p>
      <text:p text:style-name="P3">bash: syntax error near unexpected token `,'</text:p>
      <text:p text:style-name="P3">(graspenv) srikanth@srikanth-Precision-5820-Tower:~$ vi test_gpu.py</text:p>
      <text:p text:style-name="P3">(graspenv) srikanth@srikanth-Precision-5820-Tower:~$ vi test_gpu.py</text:p>
      <text:p text:style-name="P3">(graspenv) srikanth@srikanth-Precision-5820-Tower:~$ python test_gpu.py</text:p>
      <text:p text:style-name="P3">2024-01-30 15:12:46.735515: I tensorflow/core/util/port.cc:110] oneDNN custom operations are on. You may see slightly different numerical results due to floating-point round-off errors from different computation orders. To turn them off, set the environment variable `TF_ENABLE_ONEDNN_OPTS=0`.</text:p>
      <text:p text:style-name="P3">2024-01-30 15:12:46.801815: I tensorflow/core/platform/cpu_feature_guard.cc:182] This TensorFlow binary is optimized to use available CPU instructions in performance-critical operations.</text:p>
      <text:p text:style-name="P3">To enable the following instructions: AVX2 AVX512F AVX512_VNNI FMA, in other operations, rebuild TensorFlow with the appropriate compiler flags.</text:p>
      <text:p text:style-name="P3">2024-01-30 15:12:47.378360: W tensorflow/compiler/tf2tensorrt/utils/py_utils.cc:38] TF-TRT Warning: Could not find TensorRT</text:p>
      <text:p text:style-name="P3">TensorFlow version: 2.12.0</text:p>
      <text:p text:style-name="P3">2024-01-30 15:12:47.928629: W tensorflow/core/common_runtime/gpu/gpu_device.cc:1956] Cannot dlopen some GPU libraries. Please make sure the missing libraries mentioned above are installed properly if you would like to use GPU. Follow the guide at https://www.tensorflow.org/install/gpu for how to download and setup the required libraries for your platform.</text:p>
      <text:p text:style-name="P3">Skipping registering GPU devices...</text:p>
      <text:p text:style-name="P3">No GPUs detected.</text:p>
      <text:p text:style-name="P3">Downloading data from https://storage.googleapis.com/tensorflow/tf-keras-datasets/mnist.npz</text:p>
      <text:p text:style-name="P3">11490434/11490434 [==============================] - 4s 0us/step</text:p>
      <text:p text:style-name="P3">MNIST data loaded. Train size: 60000, Test size: 10000</text:p>
      <text:p text:style-name="P3">(graspenv) srikanth@srikanth-Precision-5820-Tower:~$ from tensorflow.python.client import device_lib</text:p>
      <text:p text:style-name="P3">print(device_lib.list_local_devices())</text:p>
      <text:p text:style-name="P3">Command 'from' not found, but can be installed with:</text:p>
      <text:p text:style-name="P3">sudo apt install mailutils</text:p>
      <text:p text:style-name="P3">bash: syntax error near unexpected token `device_lib.list_local_devices'</text:p>
      <text:p text:style-name="P3">(graspenv) srikanth@srikanth-Precision-5820-Tower:~$ python</text:p>
      <text:p text:style-name="P3">Python 3.10.12 (main, Nov 20 2023, 15:14:05) [GCC 11.4.0] on linux</text:p>
      <text:p text:style-name="P3">Type "help", "copyright", "credits" or "license" for more information.</text:p>
      <text:p text:style-name="P3">&gt;&gt;&gt; from tensorflow.python.client import device_lib</text:p>
      <text:p text:style-name="P3"><text:soft-page-break/>2024-01-30 15:15:24.797987: I tensorflow/core/util/port.cc:110] oneDNN custom operations are on. You may see slightly different numerical results due to floating-point round-off errors from different computation orders. To turn them off, set the environment variable `TF_ENABLE_ONEDNN_OPTS=0`.</text:p>
      <text:p text:style-name="P3">2024-01-30 15:15:24.830471: I tensorflow/core/platform/cpu_feature_guard.cc:182] This TensorFlow binary is optimized to use available CPU instructions in performance-critical operations.</text:p>
      <text:p text:style-name="P3">To enable the following instructions: AVX2 AVX512F AVX512_VNNI FMA, in other operations, rebuild TensorFlow with the appropriate compiler flags.</text:p>
      <text:p text:style-name="P3">2024-01-30 15:15:25.405659: W tensorflow/compiler/tf2tensorrt/utils/py_utils.cc:38] TF-TRT Warning: Could not find TensorRT</text:p>
      <text:p text:style-name="P3">&gt;&gt;&gt; print(device_lib.list_local_devices())</text:p>
      <text:p text:style-name="P3">2024-01-30 15:15:43.410216: W tensorflow/core/common_runtime/gpu/gpu_device.cc:1956] Cannot dlopen some GPU libraries. Please make sure the missing libraries mentioned above are installed properly if you would like to use GPU. Follow the guide at https://www.tensorflow.org/install/gpu for how to download and setup the required libraries for your platform.</text:p>
      <text:p text:style-name="P3">Skipping registering GPU devices...</text:p>
      <text:p text:style-name="P3">[name: "/device:CPU:0"</text:p>
      <text:p text:style-name="P3">device_type: "CPU"</text:p>
      <text:p text:style-name="P3">memory_limit: 268435456</text:p>
      <text:p text:style-name="P3">locality {</text:p>
      <text:p text:style-name="P3">}</text:p>
      <text:p text:style-name="P3">incarnation: 5019242766783669253</text:p>
      <text:p text:style-name="P3">xla_global_id: -1</text:p>
      <text:p text:style-name="P3">]</text:p>
      <text:p text:style-name="P3">&gt;&gt;&gt; </text:p>
      <text:p text:style-name="P3">KeyboardInterrupt</text:p>
      <text:p text:style-name="P3">&gt;&gt;&gt; exit()</text:p>
      <text:p text:style-name="P3">(graspenv) srikanth@srikanth-Precision-5820-Tower:~$ export CUDNN_PATH=$(dirname $(python -c "import nvidia.cudnn;print(nvidia.cudnn.__file__)"))</text:p>
      <text:p text:style-name="P3">export LD_LIBRARY_PATH=${CUDNN_PATH}/lib</text:p>
      <text:p text:style-name="P3">Traceback (most recent call last):</text:p>
      <text:p text:style-name="P3"><text:s text:c="2"/>File "&lt;string&gt;", line 1, in &lt;module&gt;</text:p>
      <text:p text:style-name="P3">ModuleNotFoundError: No module named 'nvidia'</text:p>
      <text:p text:style-name="P3">dirname: missing operand</text:p>
      <text:p text:style-name="P3">Try 'dirname --help' for more information.</text:p>
      <text:p text:style-name="P3">(graspenv) srikanth@srikanth-Precision-5820-Tower:~$ venv deactivate</text:p>
      <text:p text:style-name="P3">Command 'venv' not found, did you mean:</text:p>
      <text:p text:style-name="P3"><text:s text:c="2"/>command 'env' from deb coreutils (8.32-4.1ubuntu1)</text:p>
      <text:p text:style-name="P3">Try: sudo apt install &lt;deb name&gt;</text:p>
      <text:p text:style-name="P3">(graspenv) srikanth@srikanth-Precision-5820-Tower:~$ pip install nvidia</text:p>
      <text:p text:style-name="P3">ERROR: Could not find a version that satisfies the requirement nvidia (from versions: none)</text:p>
      <text:p text:style-name="P3">ERROR: No matching distribution found for nvidia</text:p>
      <text:p text:style-name="P3">(graspenv) srikanth@srikanth-Precision-5820-Tower:~$ ^C</text:p>
      <text:p text:style-name="P3">(graspenv) srikanth@srikanth-Precision-5820-Tower:~$ python3</text:p>
      <text:p text:style-name="P3">Python 3.10.12 (main, Nov 20 2023, 15:14:05) [GCC 11.4.0] on linux</text:p>
      <text:p text:style-name="P3">Type "help", "copyright", "credits" or "license" for more information.</text:p>
      <text:p text:style-name="P3">&gt;&gt;&gt; exit()</text:p>
      <text:p text:style-name="P3">(graspenv) srikanth@srikanth-Precision-5820-Tower:~$ pip install tensorflow[and-cuda]</text:p>
      <text:p text:style-name="P3">Requirement already satisfied: tensorflow[and-cuda] in ./graspenv/lib/python3.10/site-packages (2.12.0)</text:p>
      <text:p text:style-name="P3"><text:soft-page-break/>WARNING: tensorflow 2.12.0 does not provide the extra 'and-cuda'</text:p>
      <text:p text:style-name="P3">Requirement already satisfied: tensorflow-estimator&lt;2.13,&gt;=2.12.0 in ./graspenv/lib/python3.10/site-packages (from tensorflow[and-cuda]) (2.12.0)</text:p>
      <text:p text:style-name="P3"/>
      <text:p text:style-name="P3">(graspenv) srikanth@srikanth-Precision-5820-Tower:~$ python3 -c "import tensorflow as tf; print(tf.config.list_physical_devices('GPU'))"</text:p>
      <text:p text:style-name="P3">2024-01-30 15:30:25.453095: I tensorflow/core/util/port.cc:110] oneDNN custom operations are on. You may see slightly different numerical results due to floating-point round-off errors from different computation orders. To turn them off, set the environment variable `TF_ENABLE_ONEDNN_OPTS=0`.</text:p>
      <text:p text:style-name="P3">2024-01-30 15:30:25.485425: I tensorflow/core/platform/cpu_feature_guard.cc:182] This TensorFlow binary is optimized to use available CPU instructions in performance-critical operations.</text:p>
      <text:p text:style-name="P3">To enable the following instructions: AVX2 AVX512F AVX512_VNNI FMA, in other operations, rebuild TensorFlow with the appropriate compiler flags.</text:p>
      <text:p text:style-name="P3">2024-01-30 15:30:26.009656: W tensorflow/compiler/tf2tensorrt/utils/py_utils.cc:38] TF-TRT Warning: Could not find TensorRT</text:p>
      <text:p text:style-name="P3">2024-01-30 15:30:26.546273: W tensorflow/core/common_runtime/gpu/gpu_device.cc:1956] Cannot dlopen some GPU libraries. Please make sure the missing libraries mentioned above are installed properly if you would like to use GPU. Follow the guide at https://www.tensorflow.org/install/gpu for how to download and setup the required libraries for your platform.</text:p>
      <text:p text:style-name="P3">Skipping registering GPU devices...</text:p>
      <text:p text:style-name="P3">[]</text:p>
      <text:p text:style-name="P3">(graspenv) srikanth@srikanth-Precision-5820-Tower:~$ ^C</text:p>
      <text:p text:style-name="P3">(graspenv) srikanth@srikanth-Precision-5820-Tower:~$ python3 -c "import tensorflow as tf; print(tf.config.list_physical_devices('GPU'))"</text:p>
      <text:p text:style-name="P3">2024-01-30 15:35:05.002884: I tensorflow/core/util/port.cc:110] oneDNN custom operations are on. You may see slightly different numerical results due to floating-point round-off errors from different computation orders. To turn them off, set the environment variable `TF_ENABLE_ONEDNN_OPTS=0`.</text:p>
      <text:p text:style-name="P3">2024-01-30 15:35:05.034090: I tensorflow/core/platform/cpu_feature_guard.cc:182] This TensorFlow binary is optimized to use available CPU instructions in performance-critical operations.</text:p>
      <text:p text:style-name="P3">To enable the following instructions: AVX2 AVX512F AVX512_VNNI FMA, in other operations, rebuild TensorFlow with the appropriate compiler flags.</text:p>
      <text:p text:style-name="P3">2024-01-30 15:35:05.556574: W tensorflow/compiler/tf2tensorrt/utils/py_utils.cc:38] TF-TRT Warning: Could not find TensorRT</text:p>
      <text:p text:style-name="P3">2024-01-30 15:35:06.082114: W tensorflow/core/common_runtime/gpu/gpu_device.cc:1956] Cannot dlopen some GPU libraries. Please make sure the missing libraries mentioned above are installed properly if you would like to use GPU. Follow the guide at https://www.tensorflow.org/install/gpu for how to download and setup the required libraries for your platform.</text:p>
      <text:p text:style-name="P3">Skipping registering GPU devices...</text:p>
      <text:p text:style-name="P3">[]</text:p>
      <text:p text:style-name="P3">(graspenv) srikanth@srikanth-Precision-5820-Tower:~$ sudo strings libcudnn.so | grep CUDNN</text:p>
      <text:p text:style-name="P3">[sudo] password for srikanth: </text:p>
      <text:p text:style-name="P3">strings: 'libcudnn.so': No such file</text:p>
      <text:p text:style-name="P3">(graspenv) srikanth@srikanth-Precision-5820-Tower:~$ sudo dpkg -l | grep libcudnn</text:p>
      <text:p text:style-name="P3">ii <text:s/>libcudnn8 <text:s text:c="33"/>8.9.7.29-1+cuda11.8 <text:s text:c="20"/>amd64 <text:s text:c="7"/>cuDNN runtime libraries</text:p>
      <text:p text:style-name="P3"><text:soft-page-break/>(graspenv) srikanth@srikanth-Precision-5820-Tower:~$ pip3 install torch torchvision torchaudio --index-url https://download.pytorch.org/whl/cu118</text:p>
      <text:p text:style-name="P3">Looking in indexes: https://download.pytorch.org/whl/cu118</text:p>
      <text:p text:style-name="P3"/>
      <text:p text:style-name="P3">(graspenv) srikanth@srikanth-Precision-5820-Tower:~$ import torch</text:p>
      <text:p text:style-name="P3">torch.cuda.is_available()</text:p>
      <text:p text:style-name="P3">Command 'import' not found, but can be installed with:</text:p>
      <text:p text:style-name="P3">sudo apt install graphicsmagick-imagemagick-compat <text:s/># version 1.4+really1.3.38-1ubuntu0.1, or</text:p>
      <text:p text:style-name="P3">sudo apt install imagemagick-6.q16 <text:s text:c="17"/># version 8:6.9.11.60+dfsg-1.3ubuntu0.22.04.3</text:p>
      <text:p text:style-name="P3">sudo apt install imagemagick-6.q16hdri <text:s text:c="13"/># version 8:6.9.11.60+dfsg-1.3ubuntu0.22.04.3</text:p>
      <text:p text:style-name="P3">&gt; ^C</text:p>
      <text:p text:style-name="P3">(graspenv) srikanth@srikanth-Precision-5820-Tower:~$ torch.cuda.is_available()</text:p>
      <text:p text:style-name="P3">&gt; ^C</text:p>
      <text:p text:style-name="P3">(graspenv) srikanth@srikanth-Precision-5820-Tower:~$ vi test_torch.py</text:p>
      <text:p text:style-name="P3">(graspenv) srikanth@srikanth-Precision-5820-Tower:~$ python test_torch.py</text:p>
      <text:p text:style-name="P3">tensor([[0.8483, 0.6431, 0.9980],</text:p>
      <text:p text:style-name="P3"><text:s text:c="8"/>[0.1566, 0.2146, 0.4809],</text:p>
      <text:p text:style-name="P3"><text:s text:c="8"/>[0.1892, 0.8545, 0.7647],</text:p>
      <text:p text:style-name="P3"><text:s text:c="8"/>[0.2059, 0.9923, 0.3665],</text:p>
      <text:p text:style-name="P3"><text:s text:c="8"/>[0.7179, 0.7213, 0.7834]])</text:p>
      <text:p text:style-name="P3">(graspenv) srikanth@srikanth-Precision-5820-Tower:~$ vi test_torch.py</text:p>
      <text:p text:style-name="P3">(graspenv) srikanth@srikanth-Precision-5820-Tower:~$ python test_torch.py</text:p>
      <text:p text:style-name="P3">tensor([[0.2457, 0.7674, 0.5472],</text:p>
      <text:p text:style-name="P3"><text:s text:c="8"/>[0.6236, 0.4698, 0.0630],</text:p>
      <text:p text:style-name="P3"><text:s text:c="8"/>[0.6349, 0.0957, 0.9629],</text:p>
      <text:p text:style-name="P3"><text:s text:c="8"/>[0.4958, 0.0904, 0.7198],</text:p>
      <text:p text:style-name="P3"><text:s text:c="8"/>[0.6944, 0.9795, 0.4679]])</text:p>
      <text:p text:style-name="P3">True</text:p>
      <text:p text:style-name="P3">(graspenv) srikanth@srikanth-Precision-5820-Tower:~$ nano test_torch.py</text:p>
      <text:p text:style-name="P3">(graspenv) srikanth@srikanth-Precision-5820-Tower:~$ python test_torch.py</text:p>
      <text:p text:style-name="P3">tensor([[0.8301, 0.0754, 0.3402],</text:p>
      <text:p text:style-name="P3"><text:s text:c="8"/>[0.4262, 0.7242, 0.2941],</text:p>
      <text:p text:style-name="P3"><text:s text:c="8"/>[0.3505, 0.8194, 0.3231],</text:p>
      <text:p text:style-name="P3"><text:s text:c="8"/>[0.7098, 0.4592, 0.7207],</text:p>
      <text:p text:style-name="P3"><text:s text:c="8"/>[0.1819, 0.3868, 0.1802]])</text:p>
      <text:p text:style-name="P3">True</text:p>
      <text:p text:style-name="P3">1</text:p>
      <text:p text:style-name="P3">Quadro RTX 5000</text:p>
      <text:p text:style-name="P3"/>
      <text:p text:style-name="P3">------------------------------------------------------------------------------------------------------------------------</text:p>
      <text:p text:style-name="P3"/>
      <text:p text:style-name="P4">source tens-env/bin/activate</text:p>
      <text:p text:style-name="P5"><text:span text:style-name="Source_20_Text">source env/bin/activate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2:50:52.162969011</meta:creation-date>
    <meta:editing-duration>PT2H14M1S</meta:editing-duration>
    <meta:editing-cycles>8</meta:editing-cycles>
    <meta:generator>LibreOffice/7.3.7.2$Linux_X86_64 LibreOffice_project/30$Build-2</meta:generator>
    <dc:date>2024-02-27T17:00:31.632395202</dc:date>
    <meta:document-statistic meta:table-count="0" meta:image-count="0" meta:object-count="0" meta:page-count="6" meta:paragraph-count="217" meta:word-count="1459" meta:character-count="14762" meta:non-whitespace-character-count="13216"/>
  </office:meta>
</office:document-meta>
</file>